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PT Sans" svg:font-family="'PT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T Sans1" svg:font-family="'PT Sans'" style:font-family-generic="system" style:font-pitch="variable"/>
  </office:font-face-decls>
  <office:automatic-styles>
    <style:style style:name="Table1" style:family="table">
      <style:table-properties style:width="6.2701in" fo:margin-left="-0.0813in" fo:margin-top="0in" fo:margin-bottom="0in" table:align="left"/>
    </style:style>
    <style:style style:name="Table1.A" style:family="table-column">
      <style:table-column-properties style:column-width="1.567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start" style:justify-single-word="false"/>
    </style:style>
    <style:style style:name="P3" style:family="paragraph" style:parent-style-name="Standard">
      <style:paragraph-properties fo:margin-top="0in" fo:margin-bottom="0in" loext:contextual-spacing="false"/>
      <style:text-properties style:font-name="PT Sans" style:font-name-asian="PT Sans1" style:font-name-complex="PT Sans1"/>
    </style:style>
    <style:style style:name="P4" style:family="paragraph" style:parent-style-name="Standard">
      <style:paragraph-properties fo:margin-top="0in" fo:margin-bottom="0in" loext:contextual-spacing="false" fo:text-align="start" style:justify-single-word="false"/>
      <style:text-properties style:font-name="PT Sans" style:font-name-asian="PT Sans1" style:font-name-complex="PT Sans1"/>
    </style:style>
    <style:style style:name="P5" style:family="paragraph" style:parent-style-name="Standard">
      <style:paragraph-properties fo:margin-top="0in" fo:margin-bottom="0in" loext:contextual-spacing="false"/>
      <style:text-properties style:font-name="PT Sans" fo:font-weight="bold" style:font-name-asian="PT Sans1" style:font-weight-asian="bold" style:font-name-complex="PT Sans1"/>
    </style:style>
    <style:style style:name="P6" style:family="paragraph" style:parent-style-name="Standard">
      <style:paragraph-properties fo:margin-top="0in" fo:margin-bottom="0in" loext:contextual-spacing="false" fo:text-align="start" style:justify-single-word="false"/>
      <style:text-properties style:font-name="PT Sans" fo:font-weight="bold" style:font-name-asian="PT Sans1" style:font-weight-asian="bold" style:font-name-complex="PT Sans1"/>
    </style:style>
    <style:style style:name="P7" style:family="paragraph" style:parent-style-name="Standard">
      <style:paragraph-properties fo:margin-top="0in" fo:margin-bottom="0in" loext:contextual-spacing="false"/>
      <style:text-properties fo:font-weight="bold" style:font-weight-asian="bold"/>
    </style:style>
    <style:style style:name="P8" style:family="paragraph" style:parent-style-name="Standard" style:list-style-name="WWNum3">
      <style:paragraph-properties fo:margin-left="0.5in" fo:margin-right="0in" fo:margin-top="0in" fo:margin-bottom="0in" loext:contextual-spacing="true" fo:text-indent="-0.25in" style:auto-text-indent="false"/>
    </style:style>
    <style:style style:name="P9" style:family="paragraph" style:parent-style-name="Standard" style:list-style-name="WWNum1">
      <style:paragraph-properties fo:margin-left="0.5in" fo:margin-right="0in" fo:margin-top="0in" fo:margin-bottom="0in" loext:contextual-spacing="true" fo:text-indent="-0.25in" style:auto-text-indent="false"/>
    </style:style>
    <style:style style:name="P10" style:family="paragraph" style:parent-style-name="Standard" style:list-style-name="WWNum2">
      <style:paragraph-properties fo:margin-left="0.5in" fo:margin-right="0in" fo:margin-top="0in" fo:margin-bottom="0in" loext:contextual-spacing="true" fo:text-indent="-0.25in" style:auto-text-indent="false"/>
    </style:style>
    <style:style style:name="P11" style:family="paragraph" style:parent-style-name="Standard" style:list-style-name="WWNum4">
      <style:paragraph-properties fo:margin-left="0.5in" fo:margin-right="0in" fo:margin-top="0in" fo:margin-bottom="0in" loext:contextual-spacing="true" fo:text-indent="-0.25in" style:auto-text-indent="false"/>
    </style:style>
    <style:style style:name="P12" style:family="paragraph" style:parent-style-name="Standard">
      <style:paragraph-properties fo:margin-left="0.5in" fo:margin-right="0in" fo:margin-top="0in" fo:margin-bottom="0in" loext:contextual-spacing="false" fo:text-indent="0in" style:auto-text-indent="false"/>
    </style:style>
    <style:style style:name="P13" style:family="paragraph" style:parent-style-name="Standard">
      <style:paragraph-properties fo:margin-left="0.5in" fo:margin-right="0in" fo:margin-top="0in" fo:margin-bottom="0in" loext:contextual-spacing="false" fo:text-indent="0in" style:auto-text-indent="false"/>
      <style:text-properties style:font-name="PT Sans" fo:font-weight="bold" style:font-name-asian="PT Sans1" style:font-weight-asian="bold" style:font-name-complex="PT Sans1"/>
    </style:style>
    <style:style style:name="P14" style:family="paragraph" style:parent-style-name="Standard">
      <style:paragraph-properties fo:margin-left="0.5in" fo:margin-right="0in" fo:margin-top="0in" fo:margin-bottom="0in" loext:contextual-spacing="false" fo:text-indent="0in" style:auto-text-indent="false"/>
      <style:text-properties style:font-name="PT Sans" style:font-name-asian="PT Sans1" style:font-name-complex="PT Sans1"/>
    </style:style>
    <style:style style:name="P15" style:family="paragraph" style:parent-style-name="Standard">
      <style:paragraph-properties fo:margin-left="0in" fo:margin-right="0in" fo:margin-top="0in" fo:margin-bottom="0in" loext:contextual-spacing="false" fo:text-indent="0in" style:auto-text-indent="false"/>
      <style:text-properties style:font-name="PT Sans" style:font-name-asian="PT Sans1" style:font-name-complex="PT Sans1"/>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Heading_20_2">
      <style:paragraph-properties fo:margin-top="0.25in" fo:margin-bottom="0.0835in" loext:contextual-spacing="false"/>
    </style:style>
    <style:style style:name="P18" style:family="paragraph" style:parent-style-name="Heading_20_2">
      <style:paragraph-properties fo:margin-top="0.25in" fo:margin-bottom="0.0835in" loext:contextual-spacing="false" fo:text-align="center" style:justify-single-word="false"/>
    </style:style>
    <style:style style:name="P19" style:family="paragraph" style:parent-style-name="Heading_20_2" style:master-page-name="Standard">
      <style:paragraph-properties fo:margin-top="0.25in" fo:margin-bottom="0.0835in" loext:contextual-spacing="false" fo:text-align="center" style:justify-single-word="false" style:page-number="1"/>
    </style:style>
    <style:style style:name="P20" style:family="paragraph" style:parent-style-name="Heading_20_3">
      <style:paragraph-properties fo:margin-top="0.222in" fo:margin-bottom="0.0555in" loext:contextual-spacing="false"/>
    </style:style>
    <style:style style:name="T1" style:family="text">
      <style:text-properties style:font-name="PT Sans" style:font-name-asian="PT Sans1" style:font-name-complex="PT Sans1"/>
    </style:style>
    <style:style style:name="T2" style:family="text">
      <style:text-properties style:font-name="PT Sans" fo:font-size="13pt" fo:font-weight="bold" style:font-name-asian="PT Sans1" style:font-size-asian="13pt" style:font-weight-asian="bold" style:font-name-complex="PT Sans1" style:font-size-complex="13pt"/>
    </style:style>
    <style:style style:name="T3" style:family="text">
      <style:text-properties style:font-name="PT Sans" fo:font-weight="bold" style:font-name-asian="PT Sans1" style:font-weight-asian="bold" style:font-name-complex="PT Sans1"/>
    </style:style>
    <style:style style:name="T4" style:family="text">
      <style:text-properties style:text-underline-style="none"/>
    </style:style>
    <style:style style:name="T5" style:family="text">
      <style:text-properties style:text-underline-style="none" fo:font-weight="bold" style:font-weight-asian="bold"/>
    </style:style>
    <style:style style:name="T6"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iwyft4ecou7j"/><text:span text:style-name="T1">Assignment 4</text:span></text:p>
      <text:p text:style-name="P18"><text:bookmark text:name="_iwyft4ecou7j1"/><text:span text:style-name="T1">Marius Steller Imingen</text:span></text:p>
      <text:p text:style-name="P17"><text:bookmark text:name="_x6922kf6ksgy"/><text:span text:style-name="T1">Oppgave 1</text:span></text:p>
      <text:p text:style-name="P20"><text:bookmark text:name="_dez4nqb9p0zl"/><text:span text:style-name="T1">a) </text:span></text:p>
      <text:p text:style-name="P2"><text:span text:style-name="T2">ICARUS:</text:span></text:p>
      <text:p text:style-name="P2"><text:span text:style-name="T3">Long term conceptual memory:</text:span><text:span text:style-name="T1"> Inneholder kjente konsepter. Input/perception blir matchet opp mot konsepter i LTCM for å skape et mer høy-nivås konsept som blir brukt videre i modellen. Konsepter i LTCM er organisert på en hierarkisk måte. Konsepter som er enkle og mer konkrete ligger lavere i hierarkiet, mens mer komplekse/høy nivås konsepter er øverst i hierarkiet. Konsepter høyere i hierarkiet bygger på foregående konsepter som er lavere i hierarkiet. </text:span></text:p>
      <text:p text:style-name="P4"/>
      <text:p text:style-name="P2"><text:span text:style-name="T3">Short term conceptual memory: </text:span><text:span text:style-name="T1">Også kalt belief memory. Alt som ligger STCM er instanser av LCTM. Når et input blir matchet med et lavnivå konsept i LTCM blir det hele tiden gjort om til mer komplekse konsepter. Når det ikke går ann “å gå høyere” i hierarkiet så blir konseptet lagret i STCM. Konseptene i STCM blir koblet sammen med handlinger og mål. Det nåværende målet som agenten prøver å oppnå og den nåværende situasjonen (konseptet fra STCM) blir brukt til å skape en handling. </text:span></text:p>
      <text:p text:style-name="P4"/>
      <text:p text:style-name="P2"><text:span text:style-name="T3">Long term skill memory:</text:span></text:p>
      <text:p text:style-name="P2"><text:span text:style-name="T1">LTSM består av kjenter handlinger som agenten kan ta, og handlingene beskriver hvordan de kommer til å endre miljøet. Hver handling er indeksert i henhold til hvilket mål de oppnår. </text:span></text:p>
      <text:p text:style-name="P4"/>
      <text:p text:style-name="P2"><text:span text:style-name="T3">Short term skill memory: </text:span><text:span text:style-name="T1">Også kalt problem memory. Inneholder handlinger som agenten skal utføre. </text:span></text:p>
      <text:p text:style-name="P4"/>
      <text:p text:style-name="P2"><text:span text:style-name="T2">CLARION:</text:span></text:p>
      <text:p text:style-name="P2"><text:span text:style-name="T3">Action-centered subsystem:</text:span></text:p>
      <text:p text:style-name="P2"><text:span text:style-name="T1">Kontrollerer både interne og eksterne handlinger til agenten. Det vil si at den både kontroller hvordan agenten skal for eksempel bevege seg i miljøet, men også hvordan agentens interne operasjoner. Det nedre laget består av “Action Neural Networks” og det øvre laget består av handlingsregler. </text:span></text:p>
      <text:p text:style-name="P6"/>
      <text:p text:style-name="P2"><text:span text:style-name="T3">Non-action-centered subsystem:</text:span></text:p>
      <text:p text:style-name="P2"><text:span text:style-name="T1">Opprettholder generell kunnskap ved hjelp av semantisk og episodisk minne. Henter ut minner og slutninger basert på action-centered subsystem. Det nedre laget består av nevrale nettverk som representerer implisitt kunnskap og det øvre laget er eksplisitt kunnskap. I det øvre laget er kunnskap delt opp i “chunks” hvor hver chunk kan bli koblet sammen hvis de har eksplisitt sammenheng. Hver chunk representere konsepter som er linket til mikrofunksjoner(?) i det nedre laget. </text:span></text:p>
      <text:p text:style-name="P6"><text:soft-page-break/></text:p>
      <text:p text:style-name="P2"><text:span text:style-name="T3">Motivational subsystem:</text:span></text:p>
      <text:p text:style-name="P2"><text:span text:style-name="T1">Skaper motivasjon for systemet ved å gi feedback på handlinger slik at systemet vet om handlingen/prosessen var tilfredsstillende. </text:span></text:p>
      <text:p text:style-name="P6"/>
      <text:p text:style-name="P2"><text:span text:style-name="T3">Meta-cognitive subsystem:</text:span></text:p>
      <text:p text:style-name="P2"><text:span text:style-name="T1">MCS er sterkt knyttet til det motiverende subsystemet og overvåker og modifiserer de andre subsystemene. MCS kan for eksempel sette mål, avbryte og endre pågående prosesser og endre parameteret i de andre subsystemene. </text:span></text:p>
      <text:p text:style-name="P20"><text:bookmark text:name="_kzv3dobvabpo"/>b) </text:p>
      <text:list xml:id="list3256664585" text:style-name="WWNum3">
        <text:list-item>
          <text:p text:style-name="P8"><text:span text:style-name="T3">Filosofi og motivasjon:</text:span></text:p>
        </text:list-item>
      </text:list>
      <text:p text:style-name="P12"><text:span text:style-name="T1">CLARION ble utviklet for å adressere problemer som mange andre kognitive arkitekturer ikke håndterer. Blant annet samspillet mellom kognisjon og motivasjon, implisitt-eksplisitt interaksjon og sammenhengen mellom det kognitive og det metakognitive. Spesielt for CLARION er samspillet mellom det implisittet og eksplisittet og bygger på resultater fra forsvarlig mange psykologiske studier rundt eksplisitt/implisitt læring, hukommelse, oppfatning.</text:span></text:p>
      <text:p text:style-name="P12"><text:span text:style-name="T1">I motsetning til CLARION er ICARUS en eldre arkitektur som bygger på mange av de samme prinsippene som andre arkitekturer, men et stort knippe forskjeller. ICARUS sier blant annet at kognisjon er bygget på oppfatning og handling. ICARUS prøver å bygge arkitekturer på mange funn i psykologisk forskning, men prøver ikke å matche resultatene med menneskelige resultater for å prøve å oppnå en bredere dekning av kognisjon.</text:span></text:p>
      <text:p text:style-name="P13"/>
      <text:list xml:id="list34347405731552" text:continue-numbering="true" text:style-name="WWNum3">
        <text:list-item>
          <text:p text:style-name="P8"><text:span text:style-name="T3">Memory:</text:span></text:p>
        </text:list-item>
      </text:list>
      <text:p text:style-name="P12"><text:span text:style-name="T1">I CLARION er minne representert implisitt og eksplisitt som alt annet i denne arkitekturen. ICARUS har langtidsminnet representert hierarkisk hvor konsepter bygger på konsepter lavere i hierarkiet. I tillegg er korttidsminnet i ICARUS instanser av langtidsminner, men i CLARION er korttidsminnet bare en “buffer”/venteplass mellom NACS og ACS. </text:span></text:p>
      <text:p text:style-name="P14"/>
      <text:list xml:id="list34347271012460" text:continue-numbering="true" text:style-name="WWNum3">
        <text:list-item>
          <text:p text:style-name="P8"><text:span text:style-name="T3">Syklus:</text:span></text:p>
        </text:list-item>
      </text:list>
      <text:p text:style-name="P12"><text:span text:style-name="T1">I CLARION fungerer alt mer parallelt og samtidig. For eksempel kan det motiverende subsystemet avbryte prosesser som foregår i de andre subsystemene og oppdatere parameteret. I ICARUS er det mer sekvensiell prosessering hvor man får input, matcher det mot et konsept, finner hvilken handling man skal utføre, eventuell læring og deretter utførelse av handlingen. I ICARUS så har alle subsystemene sammenheng og er eksplisitt avhengig av hverandre. I CLARION er fortsatt subsystemene avhengige av hverandre, men arkitekturen virker mer modulær og hvert subsystem har interne prosesser som er avhengig av andre interne prosesser. </text:span></text:p>
      <text:p text:style-name="P14"/>
      <text:p text:style-name="P15"/>
      <text:p text:style-name="P17"><text:bookmark text:name="_w0nqihsijwsl"/><text:span text:style-name="T1">Oppgave 2</text:span></text:p>
      <text:p text:style-name="P17"><text:bookmark text:name="_mb3i957485sm"/><text:span text:style-name="T1">a)</text:span></text:p>
      <text:list xml:id="list293186006" text:style-name="WWNum1">
        <text:list-item>
          <text:p text:style-name="P9"><text:span text:style-name="T3">Analogy:</text:span><text:span text:style-name="T1"> Sammenligning mellom to “ting” hvor man bruker kunnskap og forståelse om den ene tingen til å dra slutninger og skape forståelse om den andre tingen. </text:span></text:p>
        </text:list-item>
        <text:list-item>
          <text:p text:style-name="P9"><text:soft-page-break/><text:span text:style-name="T3">Base: </text:span><text:span text:style-name="T1">Den tingen man allerede vet mye om. Det er kunnskapen og forståelsen av basen som skal “overføres” til “target” som man prøver å forstå</text:span></text:p>
        </text:list-item>
        <text:list-item>
          <text:p text:style-name="P9"><text:span text:style-name="T3">Bokstavelig likhet: </text:span><text:span text:style-name="T1">Det er helt like aspekter mellom to ting som sammenlignes. Melk er som vann fordi begge er av typen væske er en bokstavelig likhet. </text:span></text:p>
        </text:list-item>
        <text:list-item>
          <text:p text:style-name="P9"><text:span text:style-name="T3">Relasjonell likhet: </text:span><text:span text:style-name="T1">Det finnes aspekter i begge tingene som sammenlignes som kan relateres. Et atom er som solsystemet. Ikke fordi de er helt like eller kan sammenlignes bokstavelig, men fordi det er en relasjon mellom noen av aspektene i begge tingene for eksempel at planeter snurrer rundt sola og elektroner snurrer rundt nukleusen. </text:span></text:p>
        </text:list-item>
      </text:list>
      <text:p text:style-name="P7"/>
      <text:p text:style-name="P20"><text:bookmark text:name="_pw1do37w9qhj"/><text:span text:style-name="T1">b) </text:span></text:p>
      <text:p text:style-name="P3"/>
      <table:table table:name="Table1" table:style-name="Table1">
        <table:table-column table:style-name="Table1.A" table:number-columns-repeated="4"/>
        <table:table-row table:style-name="Table1.1">
          <table:table-cell table:style-name="Table1.A1" office:value-type="string">
            <text:p text:style-name="P16"><text:span text:style-name="T1">Mapping</text:span></text:p>
          </table:table-cell>
          <table:table-cell table:style-name="Table1.A1" office:value-type="string">
            <text:p text:style-name="P16"><text:span text:style-name="T1">Antall attributter mappet til målet</text:span></text:p>
          </table:table-cell>
          <table:table-cell table:style-name="Table1.A1" office:value-type="string">
            <text:p text:style-name="P16"><text:span text:style-name="T1">Antall relasjoner mappet til målet </text:span></text:p>
          </table:table-cell>
          <table:table-cell table:style-name="Table1.A1" office:value-type="string">
            <text:p text:style-name="P16"><text:span text:style-name="T1">Eksempel</text:span></text:p>
          </table:table-cell>
        </table:table-row>
        <table:table-row table:style-name="Table1.1">
          <table:table-cell table:style-name="Table1.A1" office:value-type="string">
            <text:p text:style-name="P16"><text:span text:style-name="T1">Bokstavelig likhet</text:span></text:p>
          </table:table-cell>
          <table:table-cell table:style-name="Table1.A1" office:value-type="string">
            <text:p text:style-name="P16"><text:span text:style-name="T1">Mange</text:span></text:p>
          </table:table-cell>
          <table:table-cell table:style-name="Table1.A1" office:value-type="string">
            <text:p text:style-name="P16"><text:span text:style-name="T1">Mange</text:span></text:p>
          </table:table-cell>
          <table:table-cell table:style-name="Table1.A1" office:value-type="string">
            <text:p text:style-name="P16"><text:span text:style-name="T1">Solsystemet K5 er som Melkeveien</text:span></text:p>
          </table:table-cell>
        </table:table-row>
        <table:table-row table:style-name="Table1.1">
          <table:table-cell table:style-name="Table1.A1" office:value-type="string">
            <text:p text:style-name="P16"><text:span text:style-name="T1">Analogi </text:span></text:p>
          </table:table-cell>
          <table:table-cell table:style-name="Table1.A1" office:value-type="string">
            <text:p text:style-name="P16"><text:span text:style-name="T1">Få </text:span></text:p>
          </table:table-cell>
          <table:table-cell table:style-name="Table1.A1" office:value-type="string">
            <text:p text:style-name="P16"><text:span text:style-name="T1">Mange</text:span></text:p>
          </table:table-cell>
          <table:table-cell table:style-name="Table1.A1" office:value-type="string">
            <text:p text:style-name="P16"><text:span text:style-name="T1">Et atom er som solsystemet vårt</text:span></text:p>
          </table:table-cell>
        </table:table-row>
        <table:table-row table:style-name="Table1.1">
          <table:table-cell table:style-name="Table1.A1" office:value-type="string">
            <text:p text:style-name="P16"><text:span text:style-name="T1">Abstraksjon</text:span></text:p>
          </table:table-cell>
          <table:table-cell table:style-name="Table1.A1" office:value-type="string">
            <text:p text:style-name="P16"><text:span text:style-name="T1">Få</text:span></text:p>
          </table:table-cell>
          <table:table-cell table:style-name="Table1.A1" office:value-type="string">
            <text:p text:style-name="P16"><text:span text:style-name="T1">Mange</text:span></text:p>
          </table:table-cell>
          <table:table-cell table:style-name="Table1.A1" office:value-type="string">
            <text:p text:style-name="P16"><text:span text:style-name="T1">Atomet er et sentralt kraftsystem</text:span></text:p>
          </table:table-cell>
        </table:table-row>
        <table:table-row table:style-name="Table1.1">
          <table:table-cell table:style-name="Table1.A1" office:value-type="string">
            <text:p text:style-name="P16"><text:span text:style-name="T1">Anomali</text:span></text:p>
          </table:table-cell>
          <table:table-cell table:style-name="Table1.A1" office:value-type="string">
            <text:p text:style-name="P16"><text:span text:style-name="T1">Få </text:span></text:p>
          </table:table-cell>
          <table:table-cell table:style-name="Table1.A1" office:value-type="string">
            <text:p text:style-name="P16"><text:span text:style-name="T1">Fp</text:span></text:p>
          </table:table-cell>
          <table:table-cell table:style-name="Table1.A1" office:value-type="string">
            <text:p text:style-name="P16"><text:span text:style-name="T1">Kaffe er som solsystemet vårt</text:span></text:p>
          </table:table-cell>
        </table:table-row>
      </table:table>
      <text:p text:style-name="P3"/>
      <text:p text:style-name="P20"><text:bookmark text:name="_pnt572iv0fmu"/><text:span text:style-name="T1">c) </text:span></text:p>
      <text:p text:style-name="P1"><text:span text:style-name="T1">Systematisitets-prinsippet (SP) beskriver hvordan mennesker skaper gode analogier som <text:s/>beskriver sammenheng mellom to domener der fakta i det ene domene vil ha samme relasjon i det andre domenet. En analogi er ikke en samling av uavhengige fakta om hvert domene. For eksempel hvis det er sammenheng mellom to fakta i et domene hvor en bit endrer seg basert på endringer i den andre biten, så vil det være samme relasjon mellom de samme bitene i det andre domenet. </text:span></text:p>
      <text:p text:style-name="P3"/>
      <text:p text:style-name="P20"><text:bookmark text:name="_2uyqnvm69lgq"/><text:span text:style-name="T1">d)</text:span></text:p>
      <text:list xml:id="list4043808552" text:style-name="WWNum2">
        <text:list-item>
          <text:p text:style-name="P10"><text:span text:style-name="T1">Discard attributes of objects</text:span></text:p>
        </text:list-item>
        <text:list-item>
          <text:p text:style-name="P10"><text:span text:style-name="T1">Preserve relations between objects</text:span></text:p>
        </text:list-item>
        <text:list-item>
          <text:p text:style-name="P10"><text:span text:style-name="T1">Systematicity principle</text:span></text:p>
        </text:list-item>
      </text:list>
      <text:p text:style-name="P1"/>
      <text:p text:style-name="P20"><text:bookmark text:name="_uwi7amdtd3cs"/><text:span text:style-name="T1">e) </text:span></text:p>
      <text:p text:style-name="P1"><text:soft-page-break/><text:span text:style-name="T3">MAC/FAC:</text:span></text:p>
      <text:list xml:id="list1634021172" text:style-name="WWNum4">
        <text:list-item>
          <text:p text:style-name="P11"><text:span text:style-name="T1">En måte å håndtere kompleksiteten rundt “similarity-based retrieval” altså hvordan man henter opp kunnskap fra minne for å forstå eller skape en analogi. MAC/FAC er en måte å filtrere bort uønskede minner som blir hentet frem under mapping prosessen. MAC er den første delen av modellen som er et enkelt filter som filtrerer bort uønskede minner og beholder de minnene som virker relevante. De relevante minnene blir da videreført til FAC delen av modellen hvor de blir prosessert gjennom en mer sensitiv og nøyaktig matcher. Basically er MAC den delen som henter ut alle relevante kandidater for basen i analogi resonnering, mens FAC velger ut en bestemt base ut av alle kandidatene. </text:span></text:p>
        </text:list-item>
        <text:list-item>
          <text:p text:style-name="P11"><text:span text:style-name="T1">MAC er det samme som Retriever Modulen og FAC er det samme som Analogy Engine Modulen</text:span></text:p>
        </text:list-item>
      </text:list>
      <text:p text:style-name="P3"/>
      <text:p text:style-name="P17"><text:bookmark text:name="_ayww449n0jam"/><text:span text:style-name="T1">Oppgave 3</text:span></text:p>
      <text:p text:style-name="P20"><text:bookmark text:name="_b6nyyoekfo2"/><text:span text:style-name="T1">a)</text:span></text:p>
      <text:p text:style-name="P1"><text:span text:style-name="T1">Foreslå løsninger på problemer basert på løsninger fra tidligere problemer som ligner på det problemet vi holder på med nå.</text:span></text:p>
      <text:p text:style-name="P3"/>
      <text:p text:style-name="P20"><text:bookmark text:name="_tn0lks2r8nn"/><text:span text:style-name="T1">b) </text:span></text:p>
      <text:p text:style-name="P1"><text:span text:style-name="T1">CBR kan knyttes til menneskelig kognisjon ved at det er vanlig at mennesker bruker erfaring med lignende situasjoner til å dra slutninger om en situasjon, forstå noe nytt som ligner på noe man har erfart eller løst tidligere eller forutsi hva som kommer til å skje. </text:span></text:p>
      <text:p text:style-name="P5"/>
      <text:p text:style-name="P1"><text:span text:style-name="T3">Eksempel 1:</text:span></text:p>
      <text:p text:style-name="P1"><text:span text:style-name="T1">Petter skal lage spagetti, men har ikke spagettisaus i kjøleskapet. Han vet at spagettisaus hovedsakelig er laget av tomater så han velger å bruke en boks med hermetiserte tomater til å lage en saus. Etter å ha smakt litt på den finner han ut at det kanskje mangler noe i sausen for at det skal ligne på spaghettisausen han vanligvis bruker. Han legger til litt forskjellig krydder og konkluderer med at nå ligner det mer på spagettisaus. </text:span></text:p>
      <text:p text:style-name="P3"/>
      <text:p text:style-name="P3"/>
      <text:p text:style-name="P3"/>
      <text:p text:style-name="P3"/>
      <text:p text:style-name="P1"><text:span text:style-name="T3">Eksempel 2: </text:span></text:p>
      <text:p text:style-name="P1"><text:span text:style-name="T1">En programmerer som støter på et problem, kan bruke løsninger han tidligere har brukt på lignende problemer og tilpasse løsningen til det nåværende problemet. </text:span></text:p>
      <text:p text:style-name="P3"/>
      <text:p text:style-name="P20"><text:bookmark text:name="_d4iohougwify"/><text:span text:style-name="T1">c)</text:span></text:p>
      <text:p text:style-name="P1"><text:soft-page-break/><text:span text:style-name="T1">MOP = Memory organisation packages. </text:span></text:p>
      <text:p text:style-name="P1"><text:span text:style-name="T1">MOP holder på generell kunnskap og organiserer på en hierarkisk måte spesifikke erfaringer av den generelle kunnskapen kalt “cases”.</text:span></text:p>
      <text:p text:style-name="P3"/>
      <text:p text:style-name="P20"><text:bookmark text:name="_qzicgcogc81n"/><text:span text:style-name="T1">d)</text:span></text:p>
      <text:p text:style-name="P1"><text:span text:style-name="T1">Indekser bør beskrive uvanlige sider av en situasjon. For eksempel forskjeller mellom en situasjon og mange andre situasjoner. Avvik fra normen.</text:span></text:p>
      <text:p text:style-name="P1"><text:span text:style-name="T1">I henhold til normer kan indekser være et brudd på normen, en spesialisering av normen eller en generalisering av normen. </text:span></text:p>
      <text:p text:style-name="P1"><text:span text:style-name="T1">En indeks bør forutsi brukbarheten til en case i et gitt scenari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PT Sans" svg:font-family="'PT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T Sans1" svg:font-family="'PT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T Sans" fo:font-family="'PT San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T Sans" fo:font-family="'PT Sans'" style:font-family-generic="roman" style:font-pitch="variable"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T Sans" fo:font-family="'PT Sans'"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5" meta:paragraph-count="80" meta:word-count="1324" meta:character-count="8378" meta:non-whitespace-character-count="7113"/>
    <meta:generator>LibreOfficeDev/6.0.5.2$Linux_X86_64 LibreOffice_project/</meta:generator>
  </office:meta>
</office:document-meta>
</file>